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A000002169C1211F3.png"/>
  <manifest:file-entry manifest:media-type="image/png" manifest:full-path="Pictures/10000201000003BA000000C0D96E97C9.png"/>
  <manifest:file-entry manifest:media-type="image/png" manifest:full-path="Pictures/10000201000003BA0000017F3D39C665.png"/>
  <manifest:file-entry manifest:media-type="image/png" manifest:full-path="Pictures/10000201000003BA000000F0DC327B8C.png"/>
  <manifest:file-entry manifest:media-type="image/png" manifest:full-path="Pictures/10000201000003BA000000C09CD15715.png"/>
  <manifest:file-entry manifest:media-type="image/png" manifest:full-path="Pictures/10000201000003BA000000F000C94017.png"/>
  <manifest:file-entry manifest:media-type="image/png" manifest:full-path="Pictures/10000201000003BA000000F0E057A047.png"/>
  <manifest:file-entry manifest:media-type="image/png" manifest:full-path="Pictures/10000201000003BA000000F0C879B3E9.png"/>
  <manifest:file-entry manifest:media-type="image/png" manifest:full-path="Pictures/10000201000003BA000000F0BEEBDDFB.png"/>
  <manifest:file-entry manifest:media-type="image/png" manifest:full-path="Pictures/10000201000003BA000000C0473ED298.png"/>
  <manifest:file-entry manifest:media-type="image/png" manifest:full-path="Pictures/10000201000003BA0000017FF1320BD9.png"/>
  <manifest:file-entry manifest:media-type="image/png" manifest:full-path="Pictures/10000201000003BA000000C024920090.png"/>
  <manifest:file-entry manifest:media-type="image/png" manifest:full-path="Pictures/10000201000003BA00000156E6AEB40C.png"/>
  <manifest:file-entry manifest:media-type="image/png" manifest:full-path="Pictures/10000201000003BA000000F0336164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4" text:anchor-type="paragraph" svg:x="0in" svg:y="6.9508in" svg:width="6.9252in" svg:height="1.3929in" draw:z-index="3"><draw:image xlink:href="Pictures/10000201000003BA000000C024920090.png" xlink:type="simple" xlink:show="embed" xlink:actuate="onLoad"/></draw:frame><draw:frame draw:style-name="fr2" draw:name="graphics3" text:anchor-type="paragraph" svg:x="0in" svg:y="5.5583in" svg:width="6.9252in" svg:height="1.3929in" draw:z-index="2"><draw:image xlink:href="Pictures/10000201000003BA000000C0D96E97C9.png" xlink:type="simple" xlink:show="embed" xlink:actuate="onLoad"/></draw:frame><draw:frame draw:style-name="fr2" draw:name="graphics2" text:anchor-type="paragraph" svg:x="0in" svg:y="2.7791in" svg:width="6.9252in" svg:height="2.7799in" draw:z-index="1"><draw:image xlink:href="Pictures/10000201000003BA0000017F3D39C665.png" xlink:type="simple" xlink:show="embed" xlink:actuate="onLoad"/></draw:frame><draw:frame draw:style-name="fr1" draw:name="graphics1" text:anchor-type="paragraph" svg:width="6.9252in" svg:height="2.7799in" draw:z-index="0"><draw:image xlink:href="Pictures/10000201000003BA0000017FF1320BD9.png" xlink:type="simple" xlink:show="embed" xlink:actuate="onLoad"/></draw:frame></text:p>
      <text:p text:style-name="P1"><draw:frame draw:style-name="fr2" draw:name="graphics10" text:anchor-type="paragraph" svg:x="0in" svg:y="8.0075in" svg:width="6.9252in" svg:height="1.7417in" draw:z-index="9"><draw:image xlink:href="Pictures/10000201000003BA000000F000C94017.png" xlink:type="simple" xlink:show="embed" xlink:actuate="onLoad"/></draw:frame><draw:frame draw:style-name="fr2" draw:name="graphics9" text:anchor-type="paragraph" svg:x="0in" svg:y="6.2665in" svg:width="6.9252in" svg:height="1.7417in" draw:z-index="8"><draw:image xlink:href="Pictures/10000201000003BA000000F0BEEBDDFB.png" xlink:type="simple" xlink:show="embed" xlink:actuate="onLoad"/></draw:frame><draw:frame draw:style-name="fr2" draw:name="graphics8" text:anchor-type="paragraph" svg:x="0in" svg:y="4.5256in" svg:width="6.9252in" svg:height="1.7417in" draw:z-index="7"><draw:image xlink:href="Pictures/10000201000003BA000000F0C879B3E9.png" xlink:type="simple" xlink:show="embed" xlink:actuate="onLoad"/></draw:frame><draw:frame draw:style-name="fr2" draw:name="graphics7" text:anchor-type="paragraph" svg:x="0in" svg:y="2.7846in" svg:width="6.9252in" svg:height="1.7417in" draw:z-index="6"><draw:image xlink:href="Pictures/10000201000003BA000000F0E057A047.png" xlink:type="simple" xlink:show="embed" xlink:actuate="onLoad"/></draw:frame><draw:frame draw:style-name="fr2" draw:name="graphics6" text:anchor-type="paragraph" svg:x="0in" svg:y="1.3925in" svg:width="6.9252in" svg:height="1.3929in" draw:z-index="5"><draw:image xlink:href="Pictures/10000201000003BA000000C09CD15715.png" xlink:type="simple" xlink:show="embed" xlink:actuate="onLoad"/></draw:frame><draw:frame draw:style-name="fr1" draw:name="graphics5" text:anchor-type="paragraph" svg:width="6.9252in" svg:height="1.3929in" draw:z-index="4"><draw:image xlink:href="Pictures/10000201000003BA000000C0473ED298.png" xlink:type="simple" xlink:show="embed" xlink:actuate="onLoad"/></draw:frame></text:p>
      <text:p text:style-name="P1"><draw:frame draw:style-name="fr1" draw:name="graphics11" text:anchor-type="paragraph" svg:width="6.9252in" svg:height="1.7417in" draw:z-index="10"><draw:image xlink:href="Pictures/10000201000003BA000000F033616481.png" xlink:type="simple" xlink:show="embed" xlink:actuate="onLoad"/></draw:frame><draw:frame draw:style-name="fr2" draw:name="graphics12" text:anchor-type="paragraph" svg:x="0in" svg:y="1.7409in" svg:width="6.9252in" svg:height="3.8756in" draw:z-index="11"><draw:image xlink:href="Pictures/10000201000003BA000002169C1211F3.png" xlink:type="simple" xlink:show="embed" xlink:actuate="onLoad"/></draw:frame><draw:frame draw:style-name="fr2" draw:name="graphics13" text:anchor-type="paragraph" svg:x="0in" svg:y="5.6161in" svg:width="6.9252in" svg:height="1.7417in" draw:z-index="12"><draw:image xlink:href="Pictures/10000201000003BA000000F0DC327B8C.png" xlink:type="simple" xlink:show="embed" xlink:actuate="onLoad"/></draw:frame><draw:frame draw:style-name="fr2" draw:name="graphics14" text:anchor-type="paragraph" svg:x="0in" svg:y="7.3571in" svg:width="6.9252in" svg:height="2.4819in" draw:z-index="13"><draw:image xlink:href="Pictures/10000201000003BA00000156E6AEB40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Bell</meta:initial-creator>
    <meta:creation-date>2018-01-23T18:51:35.76</meta:creation-date>
    <meta:generator>OpenOffice/4.1.2$Win32 OpenOffice.org_project/412m3$Build-9782</meta:generator>
    <meta:document-statistic meta:table-count="0" meta:image-count="14" meta:object-count="0" meta:page-count="3" meta:paragraph-count="0" meta:word-count="0" meta:character-count="0"/>
    <dc:date>2018-01-23T19:33:42.56</dc:date>
    <dc:creator>John Bell</dc:creator>
    <meta:editing-duration>PT42M7S</meta:editing-duration>
    <meta:editing-cycles>1</meta:editing-cycles>
  </office:meta>
</office:document-meta>
</file>